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1.93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0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key_2018</text:p>
          </table:table-cell>
          <table:table-cell table:style-name="ce1" office:value-type="string" calcext:value-type="string">
            <text:p>val_2018</text:p>
          </table:table-cell>
          <table:table-cell table:style-name="ce1" office:value-type="string" calcext:value-type="string">
            <text:p>key_2019</text:p>
          </table:table-cell>
          <table:table-cell table:style-name="ce1" office:value-type="string" calcext:value-type="string">
            <text:p>val_2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What is your age (# years)?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What is your age (# years)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What is your gender? - Selected Choic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What is your gender?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In which country do you currently reside?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In which country do you currently reside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What is the highest level of formal education that you have attained or plan to attain within the next 2 years?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What is the highest level of formal education that you have attained or plan to attain within the next 2 year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Select the title most similar to your current role (or most recent title if retired): - Selected Choice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Select the title most similar to your current role (or most recent title if retired):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What is the size of the company where you are employed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7</text:p>
          </table:table-cell>
          <table:table-cell office:value-type="string" calcext:value-type="string">
            <text:p>Approximately how many individuals are responsible for data science workloads at your place of busines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Does your current employer incorporate machine learning methods into their business?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Does your current employer incorporate machine learning methods into their busines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Select any activities that make up an important part of your role at work: (Select all that apply) - Selected Choice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Select any activities that make up an important part of your role at work: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What is your current yearly compensation (approximate $USD)?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What is your current yearly compensation (approximate $USD)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11</text:p>
          </table:table-cell>
          <table:table-cell office:value-type="string" calcext:value-type="string">
            <text:p>Approximately how much money have you spent on machine learning and/or cloud computing products at your work in the past 5 years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8</text:p>
          </table:table-cell>
          <table:table-cell office:value-type="string" calcext:value-type="string">
            <text:p>Who/what are your favorite media sources that report on data science topics? (Select all that apply) - Selected Choice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Who/what are your favorite media sources that report on data science topic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6</text:p>
          </table:table-cell>
          <table:table-cell office:value-type="string" calcext:value-type="string">
            <text:p>On which online platforms have you begun or completed data science courses? (Select all that apply) - Selected Choice</text:p>
          </table:table-cell>
          <table:table-cell office:value-type="string" calcext:value-type="string">
            <text:p>Q13</text:p>
          </table:table-cell>
          <table:table-cell office:value-type="string" calcext:value-type="string">
            <text:p>On which platforms have you begun or completed data science course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What is the primary tool that you use at work or school to analyze data? (include text response) - Selected Choice</text:p>
          </table:table-cell>
          <table:table-cell office:value-type="string" calcext:value-type="string">
            <text:p>Q14</text:p>
          </table:table-cell>
          <table:table-cell office:value-type="string" calcext:value-type="string">
            <text:p>What is the primary tool that you use at work or school to analyze data? (Include text response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How long have you been writing code to analyze data?</text:p>
          </table:table-cell>
          <table:table-cell office:value-type="string" calcext:value-type="string">
            <text:p>Q15</text:p>
          </table:table-cell>
          <table:table-cell office:value-type="string" calcext:value-type="string">
            <text:p>How long have you been writing code to analyze data (at work or at school)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Which of the following integrated development environments (IDE's) have you used at work or school in the last 5 years? (Select all that apply) - Selected Choice</text:p>
          </table:table-cell>
          <table:table-cell office:value-type="string" calcext:value-type="string">
            <text:p>Q16</text:p>
          </table:table-cell>
          <table:table-cell office:value-type="string" calcext:value-type="string">
            <text:p>Which of the following integrated development environments (IDE's)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Which of the following hosted notebooks have you used at work or school in the last 5 years? (Select all that apply) - Selected Choice</text:p>
          </table:table-cell>
          <table:table-cell office:value-type="string" calcext:value-type="string">
            <text:p>Q17</text:p>
          </table:table-cell>
          <table:table-cell office:value-type="string" calcext:value-type="string">
            <text:p>Which of the following hosted notebook products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What programming languages do you use on a regular basis? (Select all that apply) - Selected Choice</text:p>
          </table:table-cell>
          <table:table-cell office:value-type="string" calcext:value-type="string">
            <text:p>Q18</text:p>
          </table:table-cell>
          <table:table-cell office:value-type="string" calcext:value-type="string">
            <text:p>What programming languages do you use on a regular basi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What programming language would you recommend an aspiring data scientist to learn first? - Selected Choice</text:p>
          </table:table-cell>
          <table:table-cell office:value-type="string" calcext:value-type="string">
            <text:p>Q19</text:p>
          </table:table-cell>
          <table:table-cell office:value-type="string" calcext:value-type="string">
            <text:p>What programming language would you recommend an aspiring data scientist to learn first?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What data visualization libraries or tools have you used in the past 5 years? (Select all that apply) - Selected Choice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What data visualization libraries or tools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21</text:p>
          </table:table-cell>
          <table:table-cell office:value-type="string" calcext:value-type="string">
            <text:p>Which types of specialized hardware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22</text:p>
          </table:table-cell>
          <table:table-cell office:value-type="string" calcext:value-type="string">
            <text:p>Have you ever used a TPU (tensor processing unit)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For how many years have you used machine learning methods (at work or in school)?</text:p>
          </table:table-cell>
          <table:table-cell office:value-type="string" calcext:value-type="string">
            <text:p>Q23</text:p>
          </table:table-cell>
          <table:table-cell office:value-type="string" calcext:value-type="string">
            <text:p>For how many years have you used machine learning methods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24</text:p>
          </table:table-cell>
          <table:table-cell office:value-type="string" calcext:value-type="string">
            <text:p>Which of the following ML algorithms do you use on a regular basis? (Select all that apply):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25</text:p>
          </table:table-cell>
          <table:table-cell office:value-type="string" calcext:value-type="string">
            <text:p>Which categories of ML tools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26</text:p>
          </table:table-cell>
          <table:table-cell office:value-type="string" calcext:value-type="string">
            <text:p>Which categories of computer vision methods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27</text:p>
          </table:table-cell>
          <table:table-cell office:value-type="string" calcext:value-type="string">
            <text:p>Which of the following natural language processing (NLP) methods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What machine learning frameworks have you used in the past 5 years? (Select all that apply) - Selected Choice</text:p>
          </table:table-cell>
          <table:table-cell office:value-type="string" calcext:value-type="string">
            <text:p>Q28</text:p>
          </table:table-cell>
          <table:table-cell office:value-type="string" calcext:value-type="string">
            <text:p>Which of the following machine learning frameworks do you use on a regular basi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Which of the following cloud computing services have you used at work or school in the last 5 years? (Select all that apply) - Selected Choice</text:p>
          </table:table-cell>
          <table:table-cell office:value-type="string" calcext:value-type="string">
            <text:p>Q29</text:p>
          </table:table-cell>
          <table:table-cell office:value-type="string" calcext:value-type="string">
            <text:p>Which of the following cloud computing platforms do you use on a regular basi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Which of the following cloud computing products have you used at work or school in the last 5 years (Select all that apply)? - Selected Choice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Which specific cloud computing products do you use on a regular basi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Which of the following big data and analytics products have you used at work or school in the last 5 years? (Select all that apply) - Selected Choice</text:p>
          </table:table-cell>
          <table:table-cell office:value-type="string" calcext:value-type="string">
            <text:p>Q31</text:p>
          </table:table-cell>
          <table:table-cell office:value-type="string" calcext:value-type="string">
            <text:p>Which specific big data / analytics products do you use on a regular basis? 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Which of the following machine learning products have you used at work or school in the last 5 years? (Select all that apply) - Selected Choice</text:p>
          </table:table-cell>
          <table:table-cell office:value-type="string" calcext:value-type="string">
            <text:p>Q32</text:p>
          </table:table-cell>
          <table:table-cell office:value-type="string" calcext:value-type="string">
            <text:p>Which of the following machine learning products do you use on a regular basis? (Select all that apply) - Selected Cho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33</text:p>
          </table:table-cell>
          <table:table-cell office:value-type="string" calcext:value-type="string">
            <text:p>Which automated machine learning tools (or partial AutoML tools) do you use on a regular basis? <text:s/>(Select all that apply) - Selected Cho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Which of the following relational database products have you used at work or school in the last 5 years? (Select all that apply) - Selected Choice</text:p>
          </table:table-cell>
          <table:table-cell office:value-type="string" calcext:value-type="string">
            <text:p>Q34</text:p>
          </table:table-cell>
          <table:table-cell office:value-type="string" calcext:value-type="string">
            <text:p>Which of the following relational database products do you use on a regular basis? (Select all that apply) - Selected Choice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1:35:25.17325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9:57:54.492158798</meta:creation-date>
    <dc:date>2019-11-29T10:26:53.309032689</dc:date>
    <meta:editing-duration>PT18M45S</meta:editing-duration>
    <meta:editing-cycles>8</meta:editing-cycles>
    <meta:generator>LibreOffice/6.0.7.3$Linux_X86_64 LibreOffice_project/00m0$Build-3</meta:generator>
    <meta:document-statistic meta:table-count="1" meta:cell-count="120" meta:object-count="0"/>
  </office:meta>
</office:document-meta>
</file>